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officeooo:paragraph-rsid="0160b9da" style:font-size-asian="14pt" style:font-size-complex="14pt"/>
    </style:style>
    <style:style style:name="P7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8" style:family="paragraph" style:parent-style-name="ГОСТ_5f_Обычный_5f_Гусев_20_Данила_20_Александрович_20_21ПИ1">
      <style:text-properties style:font-name="Times New Roman" fo:font-size="14pt" officeooo:paragraph-rsid="013dce56" style:font-size-asian="14pt" style:font-size-complex="14pt"/>
    </style:style>
    <style:style style:name="P9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10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85afdf" officeooo:paragraph-rsid="0187738b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86558c" officeooo:paragraph-rsid="0186558c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8b0fc5" officeooo:paragraph-rsid="018b0fc5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8b2965" officeooo:paragraph-rsid="018b2965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8c6165" officeooo:paragraph-rsid="018c6165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8d23c7" officeooo:paragraph-rsid="018d23c7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8ee0ee" officeooo:paragraph-rsid="018ee0ee" style:font-size-asian="14pt" style:font-size-complex="14pt"/>
    </style:style>
    <style:style style:name="P1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8ee483" officeooo:paragraph-rsid="018ee483" style:font-size-asian="14pt" style:font-size-complex="14pt"/>
    </style:style>
    <style:style style:name="P19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d33592" officeooo:paragraph-rsid="0182cfea" style:font-size-asian="14pt" style:font-size-complex="14pt"/>
    </style:style>
    <style:style style:name="P2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d33592" officeooo:paragraph-rsid="0187f5d7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d33592" officeooo:paragraph-rsid="0188c91a" style:font-size-asian="14pt" style:font-size-complex="14pt"/>
    </style:style>
    <style:style style:name="P2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d33592" officeooo:paragraph-rsid="0189fffa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d33592" officeooo:paragraph-rsid="01403ab9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921b9c" officeooo:paragraph-rsid="0185ecbf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40fde5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officeooo:rsid="0123f2be"/>
    </style:style>
    <style:style style:name="T10" style:family="text">
      <style:text-properties officeooo:rsid="0160b9da"/>
    </style:style>
    <style:style style:name="T11" style:family="text">
      <style:text-properties officeooo:rsid="016c3b23"/>
    </style:style>
    <style:style style:name="T12" style:family="text">
      <style:text-properties officeooo:rsid="016c9a5d"/>
    </style:style>
    <style:style style:name="T13" style:family="text">
      <style:text-properties officeooo:rsid="016e060b"/>
    </style:style>
    <style:style style:name="T14" style:family="text">
      <style:text-properties officeooo:rsid="016e236c"/>
    </style:style>
    <style:style style:name="T15" style:family="text">
      <style:text-properties officeooo:rsid="0179a0d6"/>
    </style:style>
    <style:style style:name="T16" style:family="text">
      <style:text-properties officeooo:rsid="0185afdf"/>
    </style:style>
    <style:style style:name="T17" style:family="text">
      <style:text-properties officeooo:rsid="0185ecbf"/>
    </style:style>
    <style:style style:name="T18" style:family="text">
      <style:text-properties officeooo:rsid="0187738b"/>
    </style:style>
    <style:style style:name="T19" style:family="text">
      <style:text-properties officeooo:rsid="00d33592"/>
    </style:style>
    <style:style style:name="T20" style:family="text">
      <style:text-properties officeooo:rsid="0187f5d7"/>
    </style:style>
    <style:style style:name="T21" style:family="text">
      <style:text-properties officeooo:rsid="0188c91a"/>
    </style:style>
    <style:style style:name="T22" style:family="text">
      <style:text-properties officeooo:rsid="0189fffa"/>
    </style:style>
    <style:style style:name="T23" style:family="text">
      <style:text-properties officeooo:rsid="0195f753"/>
    </style:style>
    <style:style style:name="T24" style:family="text">
      <style:text-properties officeooo:rsid="01964a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ИНИСТЕРСТВО НАУКИ И ВЫСШЕГО ОБРАЗОВАНИЯ</text:p>
      <text:p text:style-name="P7">РОССИЙСКОЙ ФЕДЕРАЦИИ</text:p>
      <text:p text:style-name="P7"/>
      <text:p text:style-name="P7">ПЕНЗЕНСКИЙ ГОСУДАРСТВЕННЫЙ УНИВЕРСИТЕТ</text:p>
      <text:p text:style-name="P7"/>
      <text:p text:style-name="P7">Кафедра «Информационная безопасность систем и технологий»</text:p>
      <text:p text:style-name="P7"/>
      <text:p text:style-name="P7">Отчет</text:p>
      <text:p text:style-name="P7"><text:span text:style-name="T4">п</text:span>о <text:span text:style-name="T24">л</text:span><text:span text:style-name="T8">абораторной</text:span><text:span text:style-name="T5"> работе</text:span> №<text:span text:style-name="T10">1</text:span></text:p>
      <text:p text:style-name="P8">на тему «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Дисциплина: <text:span text:style-name="T8">МиСКЗИ</text:span></text:p>
      <text:p text:style-name="P4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4">Выполнил: <text:span text:style-name="T3">Гусев Д. А.</text:span></text:p>
      <text:p text:style-name="P4">Количество баллов:</text:p>
      <text:p text:style-name="P4">Дата сдачи: </text:p>
      <text:p text:style-name="P6">Принял: <text:span text:style-name="T8">Липилин О. В.</text:span></text:p>
      <text:p text:style-name="P10"><text:s/></text:p>
      <text:p text:style-name="P3"/>
      <text:p text:style-name="P3"/>
      <text:p text:style-name="P5"/>
      <text:p text:style-name="P3"/>
      <text:p text:style-name="P3"/>
      <text:p text:style-name="P5"/>
      <text:p text:style-name="P3"/>
      <text:p text:style-name="P9"/>
      <text:p text:style-name="P9">202<text:span text:style-name="T6">4</text:span></text:p>
      <text:list text:style-name="ГОСТ_5f_Многоуровневый_5f_Гусев_20_Данила_20_Александрович_20_21ПИ1">
        <text:list-item>
          <text:p text:style-name="P20">Цель работы: </text:p>
        </text:list-item>
        <text:list-item>
          <text:p text:style-name="P21"><text:span text:style-name="T9">Задание на </text:span><text:span text:style-name="T24">лабораторную</text:span><text:span text:style-name="T9"> работу</text:span>.</text:p>
          <text:list>
            <text:list-item>
              <text:p text:style-name="P29"/>
            </text:list-item>
          </text:list>
        </text:list-item>
        <text:list-item>
          <text:p text:style-name="P22">Выполнение <text:span text:style-name="T24">лабораторную</text:span> работы: </text:p>
          <text:list>
            <text:list-item>
              <text:p text:style-name="P28"/>
            </text:list-item>
          </text:list>
        </text:list-item>
        <text:list-item>
          <text:p text:style-name="P27">Вывод: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2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4.1$Windows_X86_64 LibreOffice_project/e19e193f88cd6c0525a17fb7a176ed8e6a3e2aa1</meta:generator>
    <dc:date>2024-02-14T18:36:50.534000000</dc:date>
    <meta:editing-duration>PT12H14M23S</meta:editing-duration>
    <meta:editing-cycles>277</meta:editing-cycles>
    <meta:print-date>2024-02-06T19:36:46.970000000</meta:print-date>
    <meta:printed-by>Файлы PDF</meta:printed-by>
    <meta:document-statistic meta:table-count="0" meta:image-count="0" meta:object-count="0" meta:page-count="2" meta:paragraph-count="22" meta:word-count="58" meta:character-count="397" meta:non-whitespace-character-count="359"/>
  </office:meta>
</office:document-meta>
</file>